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10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444d4" officeooo:paragraph-rsid="001444d4"/>
    </style:style>
    <style:style style:name="P2" style:family="paragraph" style:parent-style-name="Standard">
      <style:text-properties officeooo:rsid="0014b8ac" officeooo:paragraph-rsid="0014b8ac"/>
    </style:style>
    <style:style style:name="P3" style:family="paragraph" style:parent-style-name="Standard">
      <style:text-properties officeooo:rsid="0015acd3" officeooo:paragraph-rsid="0015acd3"/>
    </style:style>
    <style:style style:name="P4" style:family="paragraph" style:parent-style-name="Standard">
      <style:text-properties officeooo:rsid="0015acd3" officeooo:paragraph-rsid="00185495"/>
    </style:style>
    <style:style style:name="P5" style:family="paragraph" style:parent-style-name="Standard">
      <style:text-properties officeooo:rsid="00177b7c" officeooo:paragraph-rsid="00177b7c"/>
    </style:style>
    <style:style style:name="P6" style:family="paragraph" style:parent-style-name="Standard">
      <style:text-properties officeooo:rsid="00177b7c" officeooo:paragraph-rsid="00185495"/>
    </style:style>
    <style:style style:name="P7" style:family="paragraph" style:parent-style-name="Standard">
      <style:text-properties officeooo:paragraph-rsid="00177b7c"/>
    </style:style>
    <style:style style:name="P8" style:family="paragraph" style:parent-style-name="Table_20_Contents">
      <style:text-properties officeooo:rsid="00177b7c" officeooo:paragraph-rsid="00177b7c"/>
    </style:style>
    <style:style style:name="T1" style:family="text">
      <style:text-properties officeooo:rsid="00177b7c"/>
    </style:style>
    <style:style style:name="T2" style:family="text">
      <style:text-properties officeooo:rsid="00185495"/>
    </style:style>
    <style:style style:name="T3" style:family="text">
      <style:text-properties officeooo:rsid="001aa81e"/>
    </style:style>
    <style:style style:name="T4" style:family="text">
      <style:text-properties fo:color="#c9211e"/>
    </style:style>
    <style:style style:name="T5" style:family="text">
      <style:text-properties fo:color="#c9211e" officeooo:rsid="00177b7c"/>
    </style:style>
    <style:style style:name="T6" style:family="text">
      <style:text-properties fo:color="#c9211e" officeooo:rsid="001854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</text:p>
      <text:p text:style-name="P1"/>
      <text:p text:style-name="P1">As &lt;role&gt;, I want &lt;action&gt;, so what &lt;purpose&gt;</text:p>
      <text:p text:style-name="P1"/>
      <text:p text:style-name="P1">As manager, I want to see stats related to subscribers and views, so what I can define whom are the best streamers</text:p>
      <text:p text:style-name="P1"/>
      <text:p text:style-name="P1">As user, I want to search songs based on name of the artist or the song, so what I can find music I love</text:p>
      <text:p text:style-name="P1"/>
      <text:p text:style-name="P1">As a youtuber, I want to see comments and likes/dislikes, so what I can understand the impact of my content</text:p>
      <text:p text:style-name="P1"/>
      <text:p text:style-name="P2">As user, I want to create my own playlist, so what I can save my most loved music and hear them every time </text:p>
      <text:p text:style-name="P2"/>
      <text:p text:style-name="P2">STEP 0. Components</text:p>
      <text:p text:style-name="P2">Videos, Searches, Playlist, User Profile, Stats, History</text:p>
      <text:p text:style-name="P2"/>
      <text:p text:style-name="P2"/>
      <text:p text:style-name="P2">STEP 1. Entities</text:p>
      <text:p text:style-name="P2">Videos: Videos, Comments,</text:p>
      <text:p text:style-name="P2">Playlist: Playlist, </text:p>
      <text:p text:style-name="P2">User Profile: Users, Communities, Channels</text:p>
      <text:p text:style-name="P2"/>
      <text:p text:style-name="P3">STEP 2. Attributes</text:p>
      <text:p text:style-name="P3">E1. Videos: name, genre, description, date_upload, likes, dislikes</text:p>
      <text:p text:style-name="P3">E2. Comments: content VARCHAR(200), user, video, date_creation, likes, dislikes</text:p>
      <text:p text:style-name="P3">E3. Playlists: name, owner, likes, videos</text:p>
      <text:p text:style-name="P3">E4. Users: <text:span text:style-name="T3">id_number, </text:span>name, email, phone, country, prefered_genre, nickname, password</text:p>
      <text:p text:style-name="P3">E5. Communities: name, members, description</text:p>
      <text:p text:style-name="P3">E6. Channels: name, description, videos, owner, subscribers [pay Y/N]</text:p>
      <text:p text:style-name="P3">E7. Genre: name, description</text:p>
      <text:p text:style-name="P3">E8. BankAccount: bank, number, country, owner</text:p>
      <text:p text:style-name="P3">E9. Country: code, name</text:p>
      <text:p text:style-name="P5"/>
      <text:p text:style-name="P5">STEP 3. Relations</text:p>
      <table:table table:name="Table1" table:style-name="Table1">
        <table:table-column table:style-name="Table1.A" table:number-columns-repeated="10"/>
        <table:table-row table:style-name="TableLine949121881132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E1</text:p>
          </table:table-cell>
          <table:table-cell table:style-name="Table1.A1" office:value-type="string">
            <text:p text:style-name="P8">E2</text:p>
          </table:table-cell>
          <table:table-cell table:style-name="Table1.A1" office:value-type="string">
            <text:p text:style-name="P8">E3</text:p>
          </table:table-cell>
          <table:table-cell table:style-name="Table1.A1" office:value-type="string">
            <text:p text:style-name="P8">E4</text:p>
          </table:table-cell>
          <table:table-cell table:style-name="Table1.A1" office:value-type="string">
            <text:p text:style-name="P8">E5</text:p>
          </table:table-cell>
          <table:table-cell table:style-name="Table1.A1" office:value-type="string">
            <text:p text:style-name="P8">E6</text:p>
          </table:table-cell>
          <table:table-cell table:style-name="Table1.A1" office:value-type="string">
            <text:p text:style-name="P8">E7</text:p>
          </table:table-cell>
          <table:table-cell table:style-name="Table1.A1" office:value-type="string">
            <text:p text:style-name="P8">E8</text:p>
          </table:table-cell>
          <table:table-cell table:style-name="Table1.J1" office:value-type="string">
            <text:p text:style-name="P8">E9</text:p>
          </table:table-cell>
        </table:table-row>
        <table:table-row table:style-name="TableLine94912188113296">
          <table:table-cell table:style-name="Table1.A2" office:value-type="string">
            <text:p text:style-name="P8">E1</text:p>
          </table:table-cell>
          <table:table-cell table:style-name="Table1.B2" office:value-type="string">
            <text:p text:style-name="Table_20_Contents"/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Table_20_Contents"/>
          </table:table-cell>
        </table:table-row>
        <table:table-row table:style-name="TableLine94912188113296">
          <table:table-cell table:style-name="Table1.A2" office:value-type="string">
            <text:p text:style-name="P8">E2</text:p>
          </table:table-cell>
          <table:table-cell table:style-name="Table1.A2" office:value-type="string">
            <text:p text:style-name="P8">X</text:p>
          </table:table-cell>
          <table:table-cell table:style-name="Table1.B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Table_20_Contents"/>
          </table:table-cell>
        </table:table-row>
        <table:table-row table:style-name="TableLine94912188113296">
          <table:table-cell table:style-name="Table1.A2" office:value-type="string">
            <text:p text:style-name="P8">E3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Table_20_Contents"/>
          </table:table-cell>
        </table:table-row>
        <table:table-row table:style-name="TableLine94912188113296">
          <table:table-cell table:style-name="Table1.A2" office:value-type="string">
            <text:p text:style-name="P8">E4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table-cell table:style-name="Table1.B2" office:value-type="string">
            <text:p text:style-name="Table_20_Contents"/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table-cell table:style-name="Table1.J9" office:value-type="string">
            <text:p text:style-name="P8">X</text:p>
          </table:table-cell>
        </table:table-row>
        <table:table-row table:style-name="TableLine94912188113296">
          <table:table-cell table:style-name="Table1.A2" office:value-type="string">
            <text:p text:style-name="P8">E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X</text:p>
          </table:table-cell>
          <table:table-cell table:style-name="Table1.B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Table_20_Contents"/>
          </table:table-cell>
        </table:table-row>
        <table:table-row table:style-name="TableLine94912188113296">
          <table:table-cell table:style-name="Table1.A2" office:value-type="string">
            <text:p text:style-name="P8">E6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Table_20_Contents"/>
          </table:table-cell>
        </table:table-row>
        <table:table-row table:style-name="TableLine94912188113296">
          <table:table-cell table:style-name="Table1.A2" office:value-type="string">
            <text:p text:style-name="P8">E7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Table_20_Contents"/>
          </table:table-cell>
        </table:table-row>
        <table:table-row table:style-name="TableLine94912188113296">
          <table:table-cell table:style-name="Table1.A2" office:value-type="string">
            <text:p text:style-name="P8">E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J9" office:value-type="string">
            <text:p text:style-name="P8">X</text:p>
          </table:table-cell>
        </table:table-row>
        <text:soft-page-break/>
        <table:table-row table:style-name="TableLine94912188113296">
          <table:table-cell table:style-name="Table1.A2" office:value-type="string">
            <text:p text:style-name="P8">E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X</text:p>
          </table:table-cell>
          <table:table-cell table:style-name="Table1.J10" office:value-type="string">
            <text:p text:style-name="Table_20_Contents"/>
          </table:table-cell>
        </table:table-row>
      </table:table>
      <text:p text:style-name="P5"/>
      <text:p text:style-name="P5">Step 4.</text:p>
      <text:p text:style-name="P7"><text:span text:style-name="T5">E1 <text:s text:c="2"/></text:span><text:span text:style-name="T6">1x-on </text:span><text:span text:style-name="T5"><text:s text:c="3"/>E2 <text:s/></text:span><text:span text:style-name="T1"><text:s text:c="36"/></text:span><text:span text:style-name="T5"><text:s text:c="2"/>E1 </text:span><text:span text:style-name="T6">nx-on</text:span><text:span text:style-name="T5"> <text:s text:c="2"/>E3 <text:s/></text:span><text:span text:style-name="T1"><text:s text:c="28"/></text:span><text:span text:style-name="T5"><text:s text:c="4"/>E1 <text:s/></text:span><text:span text:style-name="T6">no-x1</text:span><text:span text:style-name="T5"> <text:s text:c="4"/>E4</text:span></text:p>
      <text:p text:style-name="P5"><text:span text:style-name="T4">E1 <text:s text:c="2"/></text:span><text:span text:style-name="T6">no-o1</text:span><text:span text:style-name="T4"> <text:s text:c="3"/>E6 <text:s/></text:span><text:s text:c="38"/><text:span text:style-name="T4">E1 <text:s/></text:span><text:span text:style-name="T6">no-x1</text:span><text:span text:style-name="T4"> <text:s text:c="2"/>E7 </text:span><text:s text:c="33"/><text:span text:style-name="T4">E2 <text:s text:c="2"/></text:span><text:span text:style-name="T6">no-x1</text:span><text:span text:style-name="T4"> <text:s text:c="3"/>E4</text:span> <text:s/></text:p>
      <text:p text:style-name="P6"><text:span text:style-name="T4">E3 <text:s text:c="2"/></text:span><text:span text:style-name="T6">no-x1</text:span><text:span text:style-name="T4"> <text:s text:c="3"/>E4 <text:s text:c="4"/></text:span><text:s text:c="34"/><text:span text:style-name="T4"><text:s/>E4 <text:s text:c="2"/></text:span><text:span text:style-name="T6">nx-on</text:span><text:span text:style-name="T4"> <text:s/>E5</text:span> <text:s text:c="32"/><text:span text:style-name="T4"><text:s/>E4 <text:s text:c="3"/></text:span><text:span text:style-name="T6">1x-on</text:span><text:span text:style-name="T4"> <text:s text:c="2"/>E6 </text:span><text:span text:style-name="T6">[owner]</text:span></text:p>
      <text:p text:style-name="P5"><text:span text:style-name="T4">E4 <text:s text:c="2"/></text:span><text:span text:style-name="T6">no-x1</text:span><text:span text:style-name="T4"> <text:s text:c="3"/>E7 <text:s text:c="3"/></text:span><text:s text:c="36"/><text:span text:style-name="T4">E4 <text:s text:c="5"/></text:span><text:span text:style-name="T6">1-1</text:span><text:span text:style-name="T4"> <text:s text:c="2"/>E8 <text:s text:c="11"/></text:span><text:s text:c="22"/><text:span text:style-name="T4">E4 <text:s text:c="2"/></text:span><text:span text:style-name="T6">no-x1</text:span><text:span text:style-name="T4"> <text:s text:c="4"/>E9</text:span></text:p>
      <text:p text:style-name="P6"><text:span text:style-name="T4">E8 <text:s text:c="3"/></text:span><text:span text:style-name="T6">no-x1</text:span><text:span text:style-name="T4"> <text:s text:c="2"/>E9 <text:s/></text:span><text:s text:c="38"/>E4 <text:s text:c="2"/><text:span text:style-name="T2">no-on</text:span> <text:s text:c="2"/>E6 <text:span text:style-name="T2">[subs]</text:span>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3T06:23:04.081218223</meta:creation-date>
    <dc:date>2024-03-23T12:17:47.559870402</dc:date>
    <meta:editing-duration>PT4H18M2S</meta:editing-duration>
    <meta:editing-cycles>1</meta:editing-cycles>
    <meta:document-statistic meta:table-count="1" meta:image-count="0" meta:object-count="0" meta:page-count="2" meta:paragraph-count="73" meta:word-count="279" meta:character-count="1819" meta:non-whitespace-character-count="1217"/>
    <meta:generator>LibreOffice/6.4.7.2$Linux_X86_64 LibreOffice_project/40$Build-2</meta:generator>
  </office:meta>
</office:document-meta>
</file>